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oe Baraschi 219665 </text:p>
      <text:p text:style-name="Standard">Andre Cibils 234840</text:p>
      <text:p text:style-name="Standard"/>
      <text:p text:style-name="Standard">Concurrency HW4 Question 2</text:p>
      <text:p text:style-name="Standard"/>
      <text:p text:style-name="Standard">First one : T1 = 2048s ; Tinf = 1s</text:p>
      <text:p text:style-name="Standard">"Optimized" : T1' = 1024s ; Tinf' = 8s</text:p>
      <text:p text:style-name="Standard"/>
      <text:p text:style-name="Standard">So, one a 32 – p machine, we have for the first one T32 = 2048/32 + 1 = 65s and for the "optimized" one T32'=1024/32 + 8 = 40s</text:p>
      <text:p text:style-name="Standard">So, as it's clearly faster on a 32 – p machine. This is why the students call the second one "optimized". This being said, on a 520 – p machine, we have T512 = 2048/512 + 1 = 5s and T512'=1024/512 + 8 = 10s !</text:p>
      <text:p text:style-name="Standard">So, on a machine with a lot of processors, the "non otimized" one scale better thanks to his very small Tinf. Indeed, as the number of processor grows, the importance of T1 become insignifica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10S</meta:editing-duration>
    <meta:editing-cycles>3</meta:editing-cycles>
    <meta:generator>OpenOffice/4.1.1$Win32 OpenOffice.org_project/411m6$Build-9775</meta:generator>
    <dc:date>2015-05-12T18:25:06.43</dc:date>
    <meta:document-statistic meta:table-count="0" meta:image-count="0" meta:object-count="0" meta:page-count="1" meta:paragraph-count="8" meta:word-count="139" meta:character-count="665"/>
    <meta:user-defined meta:name="Info 1"/>
    <meta:user-defined meta:name="Info 2"/>
    <meta:user-defined meta:name="Info 3"/>
    <meta:user-defined meta:name="Info 4"/>
  </office:meta>
</office:document-meta>
</file>